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name-complex="Times New Roman1"/>
    </style:style>
    <style:style style:name="P3" style:family="paragraph" style:parent-style-name="Standard">
      <style:paragraph-properties fo:margin-top="0in" fo:margin-bottom="0in" loext:contextual-spacing="false"/>
      <style:text-properties style:font-name="Times New Roman" fo:font-size="12pt" officeooo:rsid="001803e2" officeooo:paragraph-rsid="001803e2" style:font-size-asian="12pt" style:font-name-complex="Times New Roman1"/>
    </style:style>
    <style:style style:name="P4" style:family="paragraph" style:parent-style-name="Standard">
      <style:paragraph-properties fo:margin-top="0in" fo:margin-bottom="0in" loext:contextual-spacing="false"/>
      <style:text-properties style:font-name="Times New Roman" fo:font-size="12pt" officeooo:paragraph-rsid="001803e2" style:font-size-asian="12pt" style:font-name-complex="Times New Roman1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P6" style:family="paragraph" style:parent-style-name="Header">
      <style:paragraph-properties fo:text-align="center" style:justify-single-word="false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175d26" style:font-size-asian="12pt" style:font-name-complex="Times New Roman1"/>
    </style:style>
    <style:style style:name="T3" style:family="text">
      <style:text-properties style:font-name="Times New Roman" fo:font-size="12pt" officeooo:rsid="001803e2" style:font-size-asian="12pt" style:font-name-complex="Times New Roman1"/>
    </style:style>
    <style:style style:name="T4" style:family="text">
      <style:text-properties style:font-name="Times New Roman" fo:font-size="18pt" style:font-size-asian="18pt" style:font-name-complex="Times New Roman1"/>
    </style:style>
    <style:style style:name="T5" style:family="text">
      <style:text-properties officeooo:rsid="001803e2"/>
    </style:style>
    <style:style style:name="T6" style:family="text">
      <style:text-properties officeooo:rsid="0018b1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Nama :<text:tab/></text:span><text:span text:style-name="T2">Mochammad Qaysa al-Haq</text:span></text:p>
      <text:p text:style-name="P1"><text:span text:style-name="T1">Kode Pelajaran : </text:span><text:span text:style-name="T2">RPL/</text:span><text:span text:style-name="T3">14</text:span></text:p>
      <text:p text:style-name="P1"><text:span text:style-name="T1">Kelas : </text:span><text:span text:style-name="T3">XII - RPL 1</text:span></text:p>
      <text:p text:style-name="P1"><text:span text:style-name="T1">Nama Guru : - </text:span><text:span text:style-name="T3">Wildan Abdul Aziz</text:span></text:p>
      <text:p text:style-name="P1"><text:span text:style-name="T1"><text:tab/> <text:s text:c="9"/>- </text:span><text:span text:style-name="T3">Candra Herdiansyah</text:span></text:p>
      <text:p text:style-name="P1"><text:span text:style-name="T1"><text:tab/> <text:s text:c="9"/>-<text:tab/></text:span><text:span text:style-name="T3">Agung</text:span></text:p>
      <text:p text:style-name="P1"><text:span text:style-name="T1">Materi Pembelajaran :</text:span></text:p>
      <text:p text:style-name="P3">-Susunan, Pengertian, dan Fungsi Kabel Straight dan Kabel Crossover</text:p>
      <text:p text:style-name="P2"/>
      <text:p text:style-name="P1"><text:span text:style-name="T1">Tujuan Pembelajaran :</text:span></text:p>
      <text:p text:style-name="P2">-<text:span text:style-name="T5">Memahami Pengertian dan Fungsi Kabel Straight dan Kabel Crossover</text:span></text:p>
      <text:p text:style-name="P2">-<text:span text:style-name="T5">Mampu Menyusun dan Membuat Kabel Straight dan Kabel Crossover</text:span></text:p>
      <text:p text:style-name="P2"/>
      <text:p text:style-name="P2"/>
      <text:p text:style-name="P1"><text:span text:style-name="T1">Alat Dan Bahan :</text:span></text:p>
      <text:p text:style-name="P4"><text:span text:style-name="T5">- Kabel LAN</text:span></text:p>
      <text:p text:style-name="P4">- <text:span text:style-name="T5">RJ-45</text:span></text:p>
      <text:p text:style-name="P2">- <text:span text:style-name="T5">Tang Krimping</text:span></text:p>
      <text:p text:style-name="P2">- <text:span text:style-name="T6">LAN Tester</text:span></text:p>
      <text:p text:style-name="P1"><text:span text:style-name="T1">Langkah Pembelajaran :</text:span></text:p>
      <text:p text:style-name="P1"><text:span text:style-name="T1">A. Persiapan</text:span></text:p>
      <text:p text:style-name="P2"><text:tab/>-<text:span text:style-name="T5">Siswa Mempersiapkan Alat dan Bahan yang diperlukan</text:span></text:p>
      <text:p text:style-name="P2"/>
      <text:p text:style-name="P2"/>
      <text:p text:style-name="P1"><text:span text:style-name="T1">B.Kegiatan Inti</text:span></text:p>
      <text:p text:style-name="P2"><text:tab/>- <text:span text:style-name="T5">Guru Meng-intruksi-kan langkah-langkah untuk membuat kabel jaringan</text:span></text:p>
      <text:p text:style-name="P2"><text:tab/>- <text:span text:style-name="T6">Murid mulai membuat kabel jaringan(STRAIGHT)</text:span></text:p>
      <text:p text:style-name="P2"><text:tab/>- <text:span text:style-name="T6">Murid mulai membuat kabel jaringan(CROSSOVER)</text:span></text:p>
      <text:p text:style-name="P2"><text:tab/>- <text:span text:style-name="T6">Mengecek Hasil Kerja Murid menggunakan LAN tester</text:span></text:p>
      <text:p text:style-name="P2"/>
      <text:p text:style-name="P2"/>
      <text:p text:style-name="P2"/>
      <text:p text:style-name="P1"><text:span text:style-name="T1">C.Penutup</text:span></text:p>
      <text:p text:style-name="P2"><text:tab/>- <text:span text:style-name="T6">Murid diperintahkan untuk membereskan tempat kerjanya masing-masing</text:span></text:p>
      <text:p text:style-name="P2"><text:tab/>- <text:span text:style-name="T6">Murid diperintahkan untuk membuat jurnal dari kegiatan minggu lalu sampai <text:tab/><text:tab/> <text:s/>sekarang</text:span></text:p>
      <text:p text:style-name="P2"/>
      <text:p text:style-name="P2"/>
      <text:p text:style-name="P2"/>
      <text:p text:style-name="P2"/>
      <text:p text:style-name="P1"><text:span text:style-name="T1">Kesimpulan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Times New Roman" fo:font-size="18pt" style:font-size-asian="18pt" style:font-name-complex="Times New Roman1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ekayasa Perangkat Luna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vansionly</meta:initial-creator>
    <meta:editing-cycles>2</meta:editing-cycles>
    <meta:creation-date>2018-09-19T14:46:00</meta:creation-date>
    <dc:date>2019-08-31T12:39:01.074541452</dc:date>
    <meta:editing-duration>PT1H15M53S</meta:editing-duration>
    <meta:generator>LibreOffice/6.2.6.2$Linux_X86_64 LibreOffice_project/20$Build-2</meta:generator>
    <meta:document-statistic meta:table-count="0" meta:image-count="0" meta:object-count="0" meta:page-count="1" meta:paragraph-count="29" meta:word-count="142" meta:character-count="970" meta:non-whitespace-character-count="8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